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able:cell-range-source table:name="CSV_all" xlink:type="simple" xlink:href="../geschlecht_statistik.csv" table:filter-name="Text - txt - csv (StarCalc)" table:filter-options="44,34,76,1,,0,false,false,true,false,false,0,false,true,true" table:last-column-spanned="2" table:last-row-spanned="7"/>
            <text:p>(Anzahl) CiviCRM-ID</text:p>
          </table:table-cell>
          <table:table-cell office:value-type="string" calcext:value-type="string">
            <text:p>Geschlech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Weiblich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ännlich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chtbinär / Nonbinar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gend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eine Angabe</text:p>
          </table:table-cell>
        </table:table-row>
      </table:table>
      <table:table table:name="Sheet2" table:style-name="ta1">
        <table:shapes>
          <draw:frame draw:z-index="0" draw:style-name="gr1" draw:text-style-name="P1" svg:width="7.2638in" svg:height="4.0858in" svg:x="0.5429in" svg:y="0.6059in">
            <draw:object draw:notify-on-update-of-ranges="Sheet1.D1:Sheet1.D1 Sheet1.A8:Sheet1.B8 Sheet1.C2:Sheet1.C2 Sheet1.A9:Sheet1.B9 Sheet1.C3:Sheet1.C3 Sheet1.A10:Sheet1.B10 Sheet1.C4:Sheet1.C4 Sheet1.A11:Sheet1.B11 Sheet1.C5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/00/0000</text:date>, <text:time style:data-style-name="N2" text:time-value="16:50:53.28009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3T15:31:04.525102000</meta:creation-date>
    <dc:date>2025-08-13T16:51:23.960437000</dc:date>
    <meta:editing-duration>PT1H6M10S</meta:editing-duration>
    <meta:editing-cycles>7</meta:editing-cycles>
    <meta:generator>LibreOffice/25.2.5.2$MacOSX_AARCH64 LibreOffice_project/03d19516eb2e1dd5d4ccd751a0d6f35f35e08022</meta:generator>
    <meta:document-statistic meta:table-count="2" meta:cell-count="1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451cm" svg:height="10.379cm" xlink:href=".." xlink:type="simple" chart:class="chart:bar" chart:style-name="ch1">
        <chart:legend chart:legend-position="end" svg:x="17.596cm" svg:y="4.137cm" style:legend-expansion="high" chart:style-name="ch2"/>
        <chart:plot-area chart:style-name="ch3" svg:x="0.486cm" svg:y="0.548cm" svg:width="17.419cm" svg:height="9.859cm">
          <chart:coordinate-region svg:x="0.586cm" svg:y="0.548cm" svg:width="17.117cm" svg:height="9.209cm"/>
          <chart:axis chart:dimension="x" chart:name="primary-x" chart:style-name="ch4" chartooo:axis-type="auto">
            <chartooo:date-scale/>
            <chart:categories table:cell-range-address="Sheet1.D1:Sheet1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2" chart:label-cell-address="Sheet1.A8:Sheet1.B8" chart:class="chart:bar">
            <chart:data-point/>
          </chart:series>
          <chart:series chart:style-name="ch8" chart:values-cell-range-address="Sheet1.C3:Sheet1.C3" chart:label-cell-address="Sheet1.A9:Sheet1.B9" chart:class="chart:bar">
            <chart:data-point/>
          </chart:series>
          <chart:series chart:style-name="ch9" chart:values-cell-range-address="Sheet1.C4:Sheet1.C4" chart:label-cell-address="Sheet1.A10:Sheet1.B10" chart:class="chart:bar">
            <chart:data-point/>
          </chart:series>
          <chart:series chart:style-name="ch10" chart:values-cell-range-address="Sheet1.C5:Sheet1.C5" chart:label-cell-address="Sheet1.A11:Sheet1.B1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8:Sheet1.B8</svg:desc>
                </draw:g>
              </table:table-cell>
              <table:table-cell office:value-type="float" office:value="NaN">
                <text:p>NaN</text:p>
                <draw:g>
                  <svg:desc>Sheet1.C2:Sheet1.C2</svg:desc>
                </draw:g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9:Sheet1.B9</svg:desc>
                </draw:g>
              </table:table-cell>
              <table:table-cell office:value-type="float" office:value="NaN">
                <text:p>NaN</text:p>
                <draw:g>
                  <svg:desc>Sheet1.C3:Sheet1.C3</svg:desc>
                </draw:g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10:Sheet1.B10</svg:desc>
                </draw:g>
              </table:table-cell>
              <table:table-cell office:value-type="float" office:value="NaN">
                <text:p>NaN</text:p>
                <draw:g>
                  <svg:desc>Sheet1.C4:Sheet1.C4</svg:desc>
                </draw:g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11:Sheet1.B11</svg:desc>
                </draw:g>
              </table:table-cell>
              <table:table-cell office:value-type="float" office:value="NaN">
                <text:p>NaN</text:p>
                <draw:g>
                  <svg:desc>Sheet1.C5:Sheet1.C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